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e86" officeooo:paragraph-rsid="00166e86"/>
    </style:style>
    <style:style style:name="P2" style:family="paragraph" style:parent-style-name="Standard">
      <style:paragraph-properties fo:text-align="center" style:justify-single-word="false"/>
      <style:text-properties officeooo:rsid="00166e86" officeooo:paragraph-rsid="00166e86"/>
    </style:style>
    <style:style style:name="P3" style:family="paragraph" style:parent-style-name="Standard">
      <style:text-properties officeooo:rsid="00177a74" officeooo:paragraph-rsid="00177a74"/>
    </style:style>
    <style:style style:name="P4" style:family="paragraph" style:parent-style-name="Standard">
      <style:text-properties officeooo:rsid="00183418" officeooo:paragraph-rsid="00183418"/>
    </style:style>
    <style:style style:name="P5" style:family="paragraph" style:parent-style-name="Standard">
      <style:text-properties officeooo:rsid="0019c739" officeooo:paragraph-rsid="0019c739"/>
    </style:style>
    <style:style style:name="P6" style:family="paragraph" style:parent-style-name="Standard">
      <style:text-properties officeooo:rsid="0019ceda" officeooo:paragraph-rsid="0019ceda"/>
    </style:style>
    <style:style style:name="P7" style:family="paragraph" style:parent-style-name="Standard">
      <style:text-properties officeooo:rsid="0019d23c" officeooo:paragraph-rsid="0019d23c"/>
    </style:style>
    <style:style style:name="P8" style:family="paragraph" style:parent-style-name="Standard">
      <style:text-properties officeooo:rsid="001b9d48" officeooo:paragraph-rsid="001b9d48"/>
    </style:style>
    <style:style style:name="P9" style:family="paragraph" style:parent-style-name="Standard">
      <style:text-properties officeooo:rsid="001d46d9" officeooo:paragraph-rsid="001d46d9"/>
    </style:style>
    <style:style style:name="P10" style:family="paragraph" style:parent-style-name="Standard">
      <style:text-properties officeooo:rsid="001eb5cf" officeooo:paragraph-rsid="001eb5cf"/>
    </style:style>
    <style:style style:name="P11" style:family="paragraph" style:parent-style-name="Standard">
      <style:text-properties officeooo:rsid="001f8c12" officeooo:paragraph-rsid="001f8c12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it and github workshop Notes</text:span></text:p>
      <text:p text:style-name="P1"/>
      <text:p text:style-name="P1"/>
      <text:p text:style-name="P3">Git is commonly used version control system.</text:p>
      <text:p text:style-name="P3"/>
      <text:p text:style-name="P4">First thing is initializing (like shaking hand)</text:p>
      <text:p text:style-name="P4">to find if everything is configured properly use git config –list (shows list of configurations)</text:p>
      <text:p text:style-name="P4"/>
      <text:p text:style-name="P5">Git Intilizating Command: <text:line-break/>(First command)</text:p>
      <text:p text:style-name="P4">git init</text:p>
      <text:p text:style-name="P4"/>
      <text:p text:style-name="P6">To check the status of what we are about to upload </text:p>
      <text:p text:style-name="P6">git status</text:p>
      <text:p text:style-name="P6"/>
      <text:p text:style-name="P7">to add files </text:p>
      <text:p text:style-name="P7">git add . </text:p>
      <text:p text:style-name="P7"/>
      <text:p text:style-name="P8">Add is use to stage the code </text:p>
      <text:p text:style-name="P8"><text:s/></text:p>
      <text:p text:style-name="P8">the to make changes use </text:p>
      <text:p text:style-name="P8">git commit -m “Message jo dalna hai”</text:p>
      <text:p text:style-name="P8"/>
      <text:p text:style-name="P9">how to see log :</text:p>
      <text:p text:style-name="P9">git log</text:p>
      <text:p text:style-name="P9">git log –oneline</text:p>
      <text:p text:style-name="P9"/>
      <text:p text:style-name="P10">remove from staging command:</text:p>
      <text:p text:style-name="P11">git restore –staged (fileNam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0T17:01:09.344000000</meta:creation-date>
    <dc:date>2021-02-20T18:57:51.409000000</dc:date>
    <meta:editing-duration>PT56M6S</meta:editing-duration>
    <meta:editing-cycles>7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9" meta:word-count="97" meta:character-count="537" meta:non-whitespace-character-count="451"/>
  </office:meta>
</office:document-meta>
</file>